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7.329cm"/>
    </style:style>
    <style:style style:name="gr4" style:family="graphic" style:parent-style-name="objectwithoutfill">
      <style:graphic-properties svg:stroke-width="0.05cm" draw:marker-start-width="0.275cm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1.095cm" fo:min-width="0cm"/>
    </style:style>
    <style:style style:name="gr10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04cm" fo:min-width="0.883cm"/>
    </style:style>
    <style:style style:name="gr12" style:family="graphic" style:parent-style-name="standard">
      <style:graphic-properties draw:stroke="solid" draw:stroke-dash="Ultrafine_20_Dotted_20__28_var_29_" svg:stroke-width="0.05cm" svg:stroke-color="#000000" draw:marker-start-width="0.275cm" draw:marker-end-width="0.275cm" draw:fill="none" draw:fill-color="#ffffff" draw:textarea-horizontal-align="justify" draw:textarea-vertical-align="middle" draw:auto-grow-height="false" fo:min-height="5.7cm" fo:min-width="9.45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end"/>
      <style:text-properties fo:font-size="18pt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style:paragraph-properties fo:text-align="start"/>
      <style:text-properties fo:font-size="14pt"/>
    </style:style>
    <style:style style:name="P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end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normal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2cm" svg:x2="2cm" svg:y2="10cm">
          <text:p/>
        </draw:line>
        <draw:line draw:style-name="gr1" draw:text-style-name="P1" draw:layer="layout" svg:x1="2cm" svg:y1="2cm" svg:x2="10cm" svg:y2="2cm">
          <text:p/>
        </draw:line>
        <draw:line draw:style-name="gr1" draw:text-style-name="P1" draw:layer="layout" svg:x1="10cm" svg:y1="2cm" svg:x2="10cm" svg:y2="10cm">
          <text:p/>
        </draw:line>
        <draw:line draw:style-name="gr1" draw:text-style-name="P1" draw:layer="layout" svg:x1="2cm" svg:y1="10cm" svg:x2="2cm" svg:y2="18cm">
          <text:p/>
        </draw:line>
        <draw:line draw:style-name="gr2" draw:text-style-name="P1" draw:layer="layout" svg:x1="10cm" svg:y1="10cm" svg:x2="10cm" svg:y2="18cm">
          <text:p/>
        </draw:line>
        <draw:frame draw:style-name="gr3" draw:text-style-name="P4" draw:layer="layout" svg:width="7.829cm" svg:height="1.432cm" svg:x="18.171cm" svg:y="2cm">
          <draw:text-box>
            <text:p text:style-name="P2"><text:span text:style-name="T1">LICEF - C</text:span><text:span text:style-name="T2">AR</text:span><text:span text:style-name="T1">rdbo</text:span><text:span text:style-name="T3">ar</text:span><text:span text:style-name="T1">d </text:span><text:span text:style-name="T2">v0.2</text:span></text:p>
            <text:p text:style-name="P3"><text:span text:style-name="T4">Printing template</text:span></text:p>
          </draw:text-box>
        </draw:frame>
        <draw:line draw:style-name="gr1" draw:text-style-name="P1" draw:layer="layout" svg:x1="10cm" svg:y1="18cm" svg:x2="12cm" svg:y2="16cm">
          <text:p/>
        </draw:line>
        <draw:line draw:style-name="gr1" draw:text-style-name="P1" draw:layer="layout" svg:x1="20cm" svg:y1="12cm" svg:x2="22cm" svg:y2="10cm">
          <text:p/>
        </draw:line>
        <draw:line draw:style-name="gr2" draw:text-style-name="P1" draw:layer="layout" svg:x1="22cm" svg:y1="10cm" svg:x2="22cm" svg:y2="18cm">
          <text:p/>
        </draw:line>
        <draw:line draw:style-name="gr1" draw:text-style-name="P1" draw:layer="layout" svg:x1="2cm" svg:y1="18cm" svg:x2="10cm" svg:y2="18cm">
          <text:p/>
        </draw:line>
        <draw:line draw:style-name="gr2" draw:text-style-name="P1" draw:layer="layout" svg:x1="2cm" svg:y1="10cm" svg:x2="10cm" svg:y2="10cm">
          <text:p/>
        </draw:line>
        <draw:line draw:style-name="gr1" draw:text-style-name="P1" draw:layer="layout" svg:x1="10cm" svg:y1="10cm" svg:x2="12cm" svg:y2="12cm">
          <text:p/>
        </draw:line>
        <draw:line draw:style-name="gr1" draw:text-style-name="P1" draw:layer="layout" svg:x1="22cm" svg:y1="18cm" svg:x2="20cm" svg:y2="16cm">
          <text:p/>
        </draw:line>
        <draw:line draw:style-name="gr1" draw:text-style-name="P1" draw:layer="layout" svg:x1="12cm" svg:y1="16cm" svg:x2="20cm" svg:y2="16cm">
          <text:p/>
        </draw:line>
        <draw:line draw:style-name="gr1" draw:text-style-name="P1" draw:layer="layout" svg:x1="12cm" svg:y1="12cm" svg:x2="20cm" svg:y2="12cm">
          <text:p/>
        </draw:line>
        <draw:line draw:style-name="gr4" draw:text-style-name="P1" draw:layer="layout" svg:x1="22cm" svg:y1="10cm" svg:x2="25.5cm" svg:y2="10cm">
          <text:p/>
        </draw:line>
        <draw:line draw:style-name="gr4" draw:text-style-name="P1" draw:layer="layout" svg:x1="22cm" svg:y1="18cm" svg:x2="25.5cm" svg:y2="18cm">
          <text:p/>
        </draw:line>
        <draw:line draw:style-name="gr5" draw:text-style-name="P1" draw:layer="layout" svg:x1="2cm" svg:y1="10cm" svg:x2="5cm" svg:y2="7cm">
          <text:p/>
        </draw:line>
        <draw:line draw:style-name="gr5" draw:text-style-name="P1" draw:layer="layout" svg:x1="2cm" svg:y1="10cm" svg:x2="5cm" svg:y2="13cm">
          <text:p/>
        </draw:line>
        <draw:polyline draw:style-name="gr6" draw:text-style-name="P1" draw:layer="layout" svg:width="5.381cm" svg:height="2.973cm" draw:transform="skewX (-0.809658240000169) rotate (-1.18996548400973) translate (25.8cm 9.49999999999999cm)" svg:viewBox="0 0 5382 2974" draw:points="0,0 1077,0 1076,743 2153,744 2153,1487 3229,1487 3229,2230 4306,2231 4305,2974 5382,2974 5274,2974">
          <text:p/>
        </draw:polyline>
        <draw:path draw:style-name="gr7" draw:text-style-name="P1" draw:layer="layout" svg:width="0.399cm" svg:height="0.599cm" draw:transform="rotate (1.5707963267949) translate (9.7cm 14.2cm)" svg:viewBox="0 0 400 600" svg:d="M0 600c400 0 400-300 400-300 0 0 0-300-400-300">
          <text:p/>
        </draw:path>
        <draw:path draw:style-name="gr7" draw:text-style-name="P1" draw:layer="layout" svg:width="0.399cm" svg:height="0.599cm" draw:transform="rotate (1.5707963267949) translate (21.7cm 14.2cm)" svg:viewBox="0 0 400 600" svg:d="M0 600c400 0 400-300 400-300 0 0 0-300-400-300">
          <text:p/>
        </draw:path>
        <draw:path draw:style-name="gr8" draw:text-style-name="P1" draw:layer="layout" svg:width="0.399cm" svg:height="0.599cm" svg:x="5.8cm" svg:y="9.7cm" svg:viewBox="0 0 400 600" svg:d="M0 600c400 0 400-300 400-300 0 0 0-300-400-300">
          <text:p/>
        </draw:path>
        <draw:line draw:style-name="gr2" draw:text-style-name="P1" draw:layer="layout" svg:x1="22cm" svg:y1="5cm" svg:x2="24cm" svg:y2="5cm">
          <text:p/>
        </draw:line>
        <draw:frame draw:style-name="gr9" draw:text-style-name="P6" draw:layer="layout" svg:width="1.844cm" svg:height="1.361cm" svg:x="24.056cm" svg:y="4.555cm">
          <draw:text-box>
            <text:p text:style-name="P5"><text:span text:style-name="T5">fold</text:span></text:p>
            <text:p text:style-name="P5"><text:span text:style-name="T5">cut</text:span></text:p>
          </draw:text-box>
        </draw:frame>
        <draw:line draw:style-name="gr10" draw:text-style-name="P1" draw:layer="layout" svg:x1="22cm" svg:y1="5.6cm" svg:x2="24cm" svg:y2="5.6cm">
          <text:p/>
        </draw:line>
        <draw:frame draw:style-name="gr11" draw:text-style-name="P7" draw:layer="layout" svg:width="1.383cm" svg:height="0.962cm" svg:x="24.6cm" svg:y="19.046cm">
          <draw:text-box>
            <text:p text:style-name="P2">1/3</text:p>
          </draw:text-box>
        </draw:frame>
      </draw:page>
      <draw:page draw:name="page2" draw:style-name="dp1" draw:master-page-name="Default">
        <draw:line draw:style-name="gr2" draw:text-style-name="P1" draw:layer="layout" svg:x1="6cm" svg:y1="2cm" svg:x2="6cm" svg:y2="10cm">
          <text:p/>
        </draw:line>
        <draw:line draw:style-name="gr2" draw:text-style-name="P1" draw:layer="layout" svg:x1="6cm" svg:y1="10cm" svg:x2="18cm" svg:y2="10cm">
          <text:p/>
        </draw:line>
        <draw:line draw:style-name="gr2" draw:text-style-name="P1" draw:layer="layout" svg:x1="6cm" svg:y1="2cm" svg:x2="18cm" svg:y2="2cm">
          <text:p/>
        </draw:line>
        <draw:line draw:style-name="gr2" draw:text-style-name="P1" draw:layer="layout" svg:x1="18cm" svg:y1="2cm" svg:x2="18cm" svg:y2="10cm">
          <text:p/>
        </draw:line>
        <draw:line draw:style-name="gr1" draw:text-style-name="P1" draw:layer="layout" svg:x1="2.5cm" svg:y1="10cm" svg:x2="6cm" svg:y2="10cm">
          <text:p/>
        </draw:line>
        <draw:line draw:style-name="gr1" draw:text-style-name="P1" draw:layer="layout" svg:x1="2.5cm" svg:y1="2cm" svg:x2="6cm" svg:y2="2cm">
          <text:p/>
        </draw:line>
        <draw:custom-shape draw:style-name="gr12" draw:text-style-name="P8" draw:layer="layout" svg:width="10cm" svg:height="6cm" svg:x="7cm" svg:y="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2cm" svg:x2="7cm" svg:y2="1cm">
          <text:p/>
        </draw:line>
        <draw:line draw:style-name="gr6" draw:text-style-name="P1" draw:layer="layout" svg:x1="18cm" svg:y1="2cm" svg:x2="17cm" svg:y2="1cm">
          <text:p/>
        </draw:line>
        <draw:line draw:style-name="gr6" draw:text-style-name="P1" draw:layer="layout" svg:x1="18cm" svg:y1="2cm" svg:x2="26cm" svg:y2="2cm">
          <text:p/>
        </draw:line>
        <draw:line draw:style-name="gr6" draw:text-style-name="P1" draw:layer="layout" svg:x1="18cm" svg:y1="10cm" svg:x2="26cm" svg:y2="10cm">
          <text:p/>
        </draw:line>
        <draw:line draw:style-name="gr6" draw:text-style-name="P1" draw:layer="layout" svg:x1="26cm" svg:y1="2cm" svg:x2="26cm" svg:y2="10cm">
          <text:p/>
        </draw:line>
        <draw:line draw:style-name="gr5" draw:text-style-name="P1" draw:layer="layout" svg:x1="18cm" svg:y1="2cm" svg:x2="21cm" svg:y2="5cm">
          <text:p/>
        </draw:line>
        <draw:line draw:style-name="gr6" draw:text-style-name="P1" draw:layer="layout" svg:x1="6cm" svg:y1="10cm" svg:x2="6cm" svg:y2="11cm">
          <text:p/>
        </draw:line>
        <draw:line draw:style-name="gr2" draw:text-style-name="P1" draw:layer="layout" svg:x1="6cm" svg:y1="11cm" svg:x2="18cm" svg:y2="11cm">
          <text:p/>
        </draw:line>
        <draw:line draw:style-name="gr6" draw:text-style-name="P1" draw:layer="layout" svg:x1="18cm" svg:y1="11cm" svg:x2="18cm" svg:y2="10cm">
          <text:p/>
        </draw:line>
        <draw:line draw:style-name="gr6" draw:text-style-name="P1" draw:layer="layout" svg:x1="6cm" svg:y1="11cm" svg:x2="6cm" svg:y2="19cm">
          <text:p/>
        </draw:line>
        <draw:line draw:style-name="gr2" draw:text-style-name="P1" draw:layer="layout" svg:x1="6cm" svg:y1="19cm" svg:x2="18cm" svg:y2="19cm">
          <text:p/>
        </draw:line>
        <draw:line draw:style-name="gr6" draw:text-style-name="P1" draw:layer="layout" svg:x1="18cm" svg:y1="19cm" svg:x2="18cm" svg:y2="11cm">
          <text:p/>
        </draw:line>
        <draw:line draw:style-name="gr6" draw:text-style-name="P1" draw:layer="layout" svg:x1="10cm" svg:y1="1cm" svg:x2="10.3cm" svg:y2="1.5cm">
          <text:p/>
        </draw:line>
        <draw:line draw:style-name="gr6" draw:text-style-name="P1" draw:layer="layout" svg:x1="14cm" svg:y1="1cm" svg:x2="13.7cm" svg:y2="1.5cm">
          <text:p/>
        </draw:line>
        <draw:line draw:style-name="gr6" draw:text-style-name="P1" draw:layer="layout" svg:x1="7cm" svg:y1="1cm" svg:x2="10cm" svg:y2="1cm">
          <text:p/>
        </draw:line>
        <draw:line draw:style-name="gr6" draw:text-style-name="P1" draw:layer="layout" svg:x1="14cm" svg:y1="1cm" svg:x2="17cm" svg:y2="1cm">
          <text:p/>
        </draw:line>
        <draw:line draw:style-name="gr6" draw:text-style-name="P1" draw:layer="layout" svg:x1="10.3cm" svg:y1="1.5cm" svg:x2="10.6cm" svg:y2="1cm">
          <text:p/>
        </draw:line>
        <draw:line draw:style-name="gr6" draw:text-style-name="P1" draw:layer="layout" svg:x1="6cm" svg:y1="19cm" svg:x2="7cm" svg:y2="20cm">
          <text:p/>
        </draw:line>
        <draw:line draw:style-name="gr6" draw:text-style-name="P1" draw:layer="layout" svg:x1="10cm" svg:y1="20cm" svg:x2="10.3cm" svg:y2="19.5cm">
          <text:p/>
        </draw:line>
        <draw:line draw:style-name="gr6" draw:text-style-name="P1" draw:layer="layout" svg:x1="14cm" svg:y1="20cm" svg:x2="13.7cm" svg:y2="19.5cm">
          <text:p/>
        </draw:line>
        <draw:line draw:style-name="gr6" draw:text-style-name="P1" draw:layer="layout" svg:x1="7cm" svg:y1="20cm" svg:x2="10cm" svg:y2="20cm">
          <text:p/>
        </draw:line>
        <draw:line draw:style-name="gr6" draw:text-style-name="P1" draw:layer="layout" svg:x1="14cm" svg:y1="20cm" svg:x2="17cm" svg:y2="20cm">
          <text:p/>
        </draw:line>
        <draw:line draw:style-name="gr6" draw:text-style-name="P1" draw:layer="layout" svg:x1="10.3cm" svg:y1="19.5cm" svg:x2="10.6cm" svg:y2="20cm">
          <text:p/>
        </draw:line>
        <draw:line draw:style-name="gr6" draw:text-style-name="P1" draw:layer="layout" svg:x1="17cm" svg:y1="20cm" svg:x2="18cm" svg:y2="19cm">
          <text:p/>
        </draw:line>
        <draw:line draw:style-name="gr6" draw:text-style-name="P1" draw:layer="layout" svg:x1="10.6cm" svg:y1="20cm" svg:x2="13.4cm" svg:y2="20cm">
          <text:p/>
        </draw:line>
        <draw:line draw:style-name="gr6" draw:text-style-name="P1" draw:layer="layout" svg:x1="13.4cm" svg:y1="20cm" svg:x2="13.7cm" svg:y2="19.5cm">
          <text:p/>
        </draw:line>
        <draw:line draw:style-name="gr5" draw:text-style-name="P1" draw:layer="layout" svg:x1="6cm" svg:y1="2cm" svg:x2="3cm" svg:y2="5cm">
          <text:p/>
        </draw:line>
        <draw:path draw:style-name="gr13" draw:text-style-name="P1" draw:layer="layout" svg:width="0.399cm" svg:height="0.599cm" svg:x="11.9cm" svg:y="18.7cm" svg:viewBox="0 0 400 600" svg:d="M400 600c-400 0-400-300-400-300 0 0 0-300 400-300">
          <text:p/>
        </draw:path>
        <draw:path draw:style-name="gr13" draw:text-style-name="P1" draw:layer="layout" svg:width="0.399cm" svg:height="0.599cm" svg:x="11.8cm" svg:y="1.7cm" svg:viewBox="0 0 400 600" svg:d="M400 600c-400 0-400-300-400-300 0 0 0-300 400-300">
          <text:p/>
        </draw:path>
        <draw:line draw:style-name="gr6" draw:text-style-name="P1" draw:layer="layout" svg:x1="10.6cm" svg:y1="1cm" svg:x2="13.4cm" svg:y2="1cm">
          <text:p/>
        </draw:line>
        <draw:line draw:style-name="gr6" draw:text-style-name="P1" draw:layer="layout" svg:x1="13.7cm" svg:y1="1.5cm" svg:x2="13.4cm" svg:y2="1cm">
          <text:p/>
        </draw:line>
        <draw:polyline draw:style-name="gr6" draw:text-style-name="P1" draw:layer="layout" svg:width="5.381cm" svg:height="2.973cm" draw:transform="skewX (-0.809658240000169) rotate (-1.18996548400973) translate (1.8cm 1.5cm)" svg:viewBox="0 0 5382 2974" draw:points="0,0 1077,0 1076,743 2153,744 2153,1487 3229,1487 3229,2230 4306,2231 4305,2974 5382,2974 5274,2974">
          <text:p/>
        </draw:polyline>
        <draw:path draw:style-name="gr7" draw:text-style-name="P1" draw:layer="layout" svg:width="0.399cm" svg:height="0.599cm" draw:transform="rotate (1.5707963267949) translate (17.7cm 6.2cm)" svg:viewBox="0 0 400 600" svg:d="M0 600c400 0 400-300 400-300 0 0 0-300-400-300">
          <text:p/>
        </draw:path>
        <draw:path draw:style-name="gr13" draw:text-style-name="P1" draw:layer="layout" svg:width="0.399cm" svg:height="0.599cm" svg:x="10.8cm" svg:y="10.7cm" svg:viewBox="0 0 400 600" svg:d="M400 600c-400 0-400-300-400-300 0 0 0-300 400-300">
          <text:p/>
        </draw:path>
        <draw:path draw:style-name="gr13" draw:text-style-name="P1" draw:layer="layout" svg:width="0.399cm" svg:height="0.599cm" svg:x="12.8cm" svg:y="9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5.7cm 6.2cm)" svg:viewBox="0 0 400 600" svg:d="M0 600c400 0 400-300 400-300 0 0 0-300-400-300">
          <text:p/>
        </draw:path>
        <draw:frame draw:style-name="gr11" draw:text-style-name="P7" draw:layer="layout" svg:width="1.383cm" svg:height="0.962cm" svg:x="24.601cm" svg:y="19.046cm">
          <draw:text-box>
            <text:p text:style-name="P2">2/3</text:p>
          </draw:text-box>
        </draw:frame>
      </draw:page>
      <draw:page draw:name="page3" draw:style-name="dp1" draw:master-page-name="Default">
        <draw:line draw:style-name="gr14" draw:text-style-name="P1" draw:layer="layout" svg:x1="3cm" svg:y1="2cm" svg:x2="3cm" svg:y2="5.8cm">
          <text:p/>
        </draw:line>
        <draw:line draw:style-name="gr14" draw:text-style-name="P1" draw:layer="layout" svg:x1="3cm" svg:y1="2cm" svg:x2="15cm" svg:y2="2cm">
          <text:p/>
        </draw:line>
        <draw:line draw:style-name="gr14" draw:text-style-name="P1" draw:layer="layout" svg:x1="15cm" svg:y1="2cm" svg:x2="15cm" svg:y2="5.8cm">
          <text:p/>
        </draw:line>
        <draw:line draw:style-name="gr2" draw:text-style-name="P1" draw:layer="layout" svg:x1="2cm" svg:y1="10cm" svg:x2="3cm" svg:y2="10cm">
          <text:p/>
        </draw:line>
        <draw:line draw:style-name="gr1" draw:text-style-name="P1" draw:layer="layout" svg:x1="2cm" svg:y1="5.8cm" svg:x2="3cm" svg:y2="5.8cm">
          <text:p/>
        </draw:line>
        <draw:custom-shape draw:style-name="gr12" draw:text-style-name="P8" draw:layer="layout" svg:width="10cm" svg:height="6cm" svg:x="4cm" svg:y="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cm" svg:y1="5.8cm" svg:x2="16cm" svg:y2="5.8cm">
          <text:p/>
        </draw:line>
        <draw:line draw:style-name="gr2" draw:text-style-name="P1" draw:layer="layout" svg:x1="15cm" svg:y1="10cm" svg:x2="16cm" svg:y2="10cm">
          <text:p/>
        </draw:line>
        <draw:line draw:style-name="gr6" draw:text-style-name="P1" draw:layer="layout" svg:x1="16cm" svg:y1="5.8cm" svg:x2="16cm" svg:y2="10cm">
          <text:p/>
        </draw:line>
        <draw:line draw:style-name="gr2" draw:text-style-name="P1" draw:layer="layout" svg:x1="3cm" svg:y1="10cm" svg:x2="15cm" svg:y2="10cm">
          <text:p/>
        </draw:line>
        <draw:line draw:style-name="gr6" draw:text-style-name="P1" draw:layer="layout" svg:x1="3cm" svg:y1="14.2cm" svg:x2="3cm" svg:y2="18cm">
          <text:p/>
        </draw:line>
        <draw:line draw:style-name="gr14" draw:text-style-name="P1" draw:layer="layout" svg:x1="3cm" svg:y1="18cm" svg:x2="15cm" svg:y2="18cm">
          <text:p/>
        </draw:line>
        <draw:line draw:style-name="gr6" draw:text-style-name="P1" draw:layer="layout" svg:x1="15cm" svg:y1="18cm" svg:x2="15cm" svg:y2="14.2cm">
          <text:p/>
        </draw:line>
        <draw:custom-shape draw:style-name="gr12" draw:text-style-name="P8" draw:layer="layout" svg:width="10cm" svg:height="6cm" svg:x="4cm" svg:y="1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cm" svg:y1="5.8cm" svg:x2="2cm" svg:y2="10cm">
          <text:p/>
        </draw:line>
        <draw:line draw:style-name="gr1" draw:text-style-name="P1" draw:layer="layout" svg:x1="2cm" svg:y1="14.2cm" svg:x2="3cm" svg:y2="14.2cm">
          <text:p/>
        </draw:line>
        <draw:line draw:style-name="gr1" draw:text-style-name="P1" draw:layer="layout" svg:x1="15cm" svg:y1="14.2cm" svg:x2="16cm" svg:y2="14.2cm">
          <text:p/>
        </draw:line>
        <draw:line draw:style-name="gr6" draw:text-style-name="P1" draw:layer="layout" svg:x1="2cm" svg:y1="10cm" svg:x2="2cm" svg:y2="14.2cm">
          <text:p/>
        </draw:line>
        <draw:line draw:style-name="gr6" draw:text-style-name="P1" draw:layer="layout" svg:x1="16cm" svg:y1="10cm" svg:x2="16cm" svg:y2="14.2cm">
          <text:p/>
        </draw:line>
        <draw:path draw:style-name="gr8" draw:text-style-name="P1" draw:layer="layout" svg:width="0.399cm" svg:height="0.599cm" svg:x="8.8cm" svg:y="9.7cm" svg:viewBox="0 0 400 600" svg:d="M0 600c400 0 400-300 400-300 0 0 0-300-400-300">
          <text:p/>
        </draw:path>
        <draw:frame draw:style-name="gr11" draw:text-style-name="P9" draw:layer="layout" svg:width="1.383cm" svg:height="0.962cm" svg:x="24.601cm" svg:y="19.046cm">
          <draw:text-box>
            <text:p text:style-name="P3">3/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31:10.248927000</dc:date>
    <dc:creator>Damien Brun</dc:creator>
    <meta:editing-duration>PT3M30S</meta:editing-duration>
    <meta:editing-cycles>1</meta:editing-cycles>
    <meta:document-statistic meta:object-count="92"/>
  </office:meta>
</office:document-meta>
</file>